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230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252.4pt"/>
    </style:style>
    <style:style style:name="co6" style:family="table-column">
      <style:table-column-properties fo:break-before="auto" style:column-width="32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Calibri" fo:font-size="11pt" fo:font-weight="normal" style:language-asian="ar" style:country-asian="SA" style:font-weight-asian="normal" style:font-name-complex="Calibri" style:font-size-complex="6.80000019073486pt" style:language-complex="none" style:country-complex="none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style:use-window-font-color="true" style:font-name="Calibri" fo:font-size="11pt" fo:font-weight="normal" style:language-asian="ar" style:country-asian="SA" style:font-weight-asian="normal" style:font-name-complex="Calibri" style:font-size-complex="6.80000019073486pt" style:language-complex="none" style:country-complex="none" style:font-weight-complex="normal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style:font-name="Calibri" fo:font-size="11pt" style:language-asian="ar" style:country-asian="SA" style:font-name-complex="Calibri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PECTED RESULTS</text:p>
          </table:table-cell>
          <table:table-cell table:style-name="ce5" office:value-type="string" calcext:value-type="string">
            <text:p>ACTUAL RESULT</text:p>
          </table:table-cell>
          <table:table-cell table:style-name="ce1" office:value-type="string" calcext:value-type="string">
            <text:p>Test Status</text:p>
          </table:table-cell>
          <table:table-cell table:style-name="ce1" office:value-type="string" calcext:value-type="string">
            <text:p>Tested on dat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ER REGISTRATION PAGE</text:p>
          </table:table-cell>
          <table:table-cell table:style-name="ce2" office:value-type="string" calcext:value-type="string">
            <text:p>ON LOAD </text:p>
          </table:table-cell>
          <table:table-cell table:style-name="ce2" office:value-type="string" calcext:value-type="string">
            <text:p>Look and feel</text:p>
          </table:table-cell>
          <table:table-cell table:style-name="ce3" office:value-type="string" calcext:value-type="string">
            <text:p>The page should contain input box for user </text:p>
            <text:p>details name, Email, password, phone and a </text:p>
            <text:p>Submit button.</text:p>
          </table:table-cell>
          <table:table-cell table:style-name="ce6" office:value-type="string" calcext:value-type="string">
            <text:p>The page should contain input box for user details name, email, </text:p>
            <text:p>Password, phone,address </text:p>
            <text:p>And a submit button.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style-name="ce1" table:number-columns-repeated="4"/>
          <table:table-cell table:style-name="ce2" office:value-type="string" calcext:value-type="string">
            <text:p>The mandatory fields are name,email,phone,password </text:p>
            <text:p>And confirm password</text:p>
          </table:table-cell>
          <table:table-cell table:style-name="ce7" office:value-type="string" calcext:value-type="string">
            <text:p>The mandatory fields are name,email,phone,</text:p>
            <text:p>Password and confirm passwor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style-name="ce1" table:number-columns-repeated="5"/>
          <table:table-cell table:style-name="ce5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ubmit the form without entering text box’s data</text:p>
          </table:table-cell>
          <table:table-cell office:value-type="string" calcext:value-type="string">
            <text:p>Required field</text:p>
          </table:table-cell>
          <table:table-cell office:value-type="string" calcext:value-type="string">
            <text:p>Required field validation should fire </text:p>
          </table:table-cell>
          <table:table-cell office:value-type="string" calcext:value-type="string">
            <text:p>Required field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mit the form with one text box data</text:p>
          </table:table-cell>
          <table:table-cell office:value-type="string" calcext:value-type="string">
            <text:p>Required field</text:p>
          </table:table-cell>
          <table:table-cell table:number-columns-repeated="2" office:value-type="string" calcext:value-type="string">
            <text:p>Required field validation should fire 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ic data in UserNam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Contains only let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Characters in UserNam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Contains only let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ic data in Email Id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Valid email addres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in data in Email Id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Valid email addres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in data in Phone No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Invalid validation express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Phone No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tains 10 digits valiad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er Phone No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tains 10 digits valiad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Passwor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sist atleast 8 charac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Confirm Password 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sist atleast 8 charac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rm Password does not match with Passwor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Does not match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Name Already Exists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Sweet Alert Box for Already Exis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ail Id Already Exists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Sweet Alert Box for Already Exis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ew User</text:p>
          </table:table-cell>
          <table:table-cell office:value-type="string" calcext:value-type="string">
            <text:p>Valid data</text:p>
          </table:table-cell>
          <table:table-cell office:value-type="string" calcext:value-type="string">
            <text:p>Sweet Alert Box for Successful Register and redirect </text:p>
            <text:p>To Login page</text:p>
          </table:table-cell>
          <table:table-cell office:value-type="string" calcext:value-type="string">
            <text:p>Sweet Alert Box for Successful Register and redirect to Login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Textbox’s color will become gre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Textbox’s color will become re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alid credential</text:p>
          </table:table-cell>
          <table:table-cell office:value-type="string" calcext:value-type="string">
            <text:p>Something went wrong</text:p>
          </table:table-cell>
          <table:table-cell table:number-columns-repeated="2" office:value-type="string" calcext:value-type="string">
            <text:p>Something went wrong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 Have their account</text:p>
          </table:table-cell>
          <table:table-cell office:value-type="string" calcext:value-type="string">
            <text:p>Redirect to login page</text:p>
          </table:table-cell>
          <table:table-cell table:number-columns-repeated="2" office:value-type="string" calcext:value-type="string">
            <text:p>Redirect to login page via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table:style-name="ce4" office:value-type="string" calcext:value-type="string">
            <text:p>The page should contain input box for user email,</text:p>
            <text:p>Password a submit button.</text:p>
          </table:table-cell>
          <table:table-cell table:style-name="ce8" office:value-type="string" calcext:value-type="string">
            <text:p>The page should contain input box for user email, password </text:p>
            <text:p>A submit button.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The mandatory fields are email,passwor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Submit the form without entering text box’s data</text:p>
          </table:table-cell>
          <table:table-cell office:value-type="string" calcext:value-type="string">
            <text:p>Required field</text:p>
          </table:table-cell>
          <table:table-cell table:number-columns-repeated="2" office:value-type="string" calcext:value-type="string">
            <text:p>Required field validation should fire 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mit the form with one text box data</text:p>
          </table:table-cell>
          <table:table-cell office:value-type="string" calcext:value-type="string">
            <text:p>Required field</text:p>
          </table:table-cell>
          <table:table-cell office:value-type="string" calcext:value-type="string">
            <text:p>Required field validation should fire </text:p>
          </table:table-cell>
          <table:table-cell office:value-type="string" calcext:value-type="string">
            <text:p>Required field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ic data in Email Id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Valid email addres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Characters in Email Id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Valid email addres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Passwor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sist atleast 8 charac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 is valid but password or Email is incorrect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Wrong Email Id or password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 is blocked by Admin</text:p>
          </table:table-cell>
          <table:table-cell office:value-type="string" calcext:value-type="string">
            <text:p>Unauthorized User</text:p>
          </table:table-cell>
          <table:table-cell table:number-columns-repeated="2" office:value-type="string" calcext:value-type="string">
            <text:p>Invalid User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 User</text:p>
          </table:table-cell>
          <table:table-cell office:value-type="string" calcext:value-type="string">
            <text:p>Valid data</text:p>
          </table:table-cell>
          <table:table-cell office:value-type="string" calcext:value-type="string">
            <text:p>Redirect to the dashboard </text:p>
          </table:table-cell>
          <table:table-cell office:value-type="string" calcext:value-type="string">
            <text:p>Redirect to the dashboar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want to access the website but not have </text:p>
            <text:p>An account</text:p>
          </table:table-cell>
          <table:table-cell office:value-type="string" calcext:value-type="string">
            <text:p>Redirect to registration page</text:p>
          </table:table-cell>
          <table:table-cell table:number-columns-repeated="2" office:value-type="string" calcext:value-type="string">
            <text:p>Redirect to registration page via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ser loss their password </text:p>
          </table:table-cell>
          <table:table-cell office:value-type="string" calcext:value-type="string">
            <text:p>Redirect to forgot password </text:p>
            <text:p>Page</text:p>
          </table:table-cell>
          <table:table-cell table:number-columns-repeated="2" office:value-type="string" calcext:value-type="string">
            <text:p>Redirect to forgot password page via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Textbox’s color will become gre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Textbox’s color will become re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RGOT PASSWORD PAGE</text:p>
          </table:table-cell>
          <table:table-cell table:style-name="ce2" office:value-type="string" calcext:value-type="string">
            <text:p>ON LOAD </text:p>
          </table:table-cell>
          <table:table-cell table:style-name="ce2" office:value-type="string" calcext:value-type="string">
            <text:p>Look and feel</text:p>
          </table:table-cell>
          <table:table-cell table:style-name="ce3" office:value-type="string" calcext:value-type="string">
            <text:p>The page should contain input box for user details </text:p>
            <text:p>Name, email and a submit button.</text:p>
          </table:table-cell>
          <table:table-cell table:style-name="ce6" office:value-type="string" calcext:value-type="string">
            <text:p>The page should contain input box for user details name, </text:p>
            <text:p>Email and a submit button.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>
            <text:p>The mandatory fields are name,email.</text:p>
          </table:table-cell>
          <table:table-cell table:style-name="ce7" office:value-type="string" calcext:value-type="string">
            <text:p>The mandatory fields are name,email.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RGOT PASSWORD</text:p>
          </table:table-cell>
          <table:table-cell office:value-type="string" calcext:value-type="string">
            <text:p>Submit the form without entering text box’s data</text:p>
          </table:table-cell>
          <table:table-cell office:value-type="string" calcext:value-type="string">
            <text:p>Required field</text:p>
          </table:table-cell>
          <table:table-cell office:value-type="string" calcext:value-type="string">
            <text:p>Required field validation should fire </text:p>
          </table:table-cell>
          <table:table-cell office:value-type="string" calcext:value-type="string">
            <text:p>Required field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mit the form with one text box data</text:p>
          </table:table-cell>
          <table:table-cell office:value-type="string" calcext:value-type="string">
            <text:p>Required field</text:p>
          </table:table-cell>
          <table:table-cell table:number-columns-repeated="2" office:value-type="string" calcext:value-type="string">
            <text:p>Required field validation should fire 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Textbox’s color will become gre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Textbox’s color will become re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ic data in UserNam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Contains only let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Characters in UserNam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Contains only let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ic data in Email Id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Valid email addres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in data in Email Id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Valid email addres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name or email id is incorrect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Sweet Alert Box for Incorrect informa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 User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Redirect to Reset Password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ESET PASSWORD PAGE</text:p>
          </table:table-cell>
          <table:table-cell table:style-name="ce2" office:value-type="string" calcext:value-type="string">
            <text:p>ON LOAD </text:p>
          </table:table-cell>
          <table:table-cell table:style-name="ce2" office:value-type="string" calcext:value-type="string">
            <text:p>Look and feel</text:p>
          </table:table-cell>
          <table:table-cell table:style-name="ce3" office:value-type="string" calcext:value-type="string">
            <text:p>The page should contain input box for user’s new </text:p>
            <text:p>Password,confirm password and a submit button.</text:p>
          </table:table-cell>
          <table:table-cell table:style-name="ce6" office:value-type="string" calcext:value-type="string">
            <text:p>The page should contain input box for user’s new password,</text:p>
            <text:p>Confirm password and a submit button.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2"/>
          <table:table-cell table:style-name="ce1" table:number-columns-repeated="2"/>
          <table:table-cell table:style-name="ce2" office:value-type="string" calcext:value-type="string">
            <text:p>The mandatory fields are new password,confirm </text:p>
            <text:p>Password</text:p>
          </table:table-cell>
          <table:table-cell table:style-name="ce7" office:value-type="string" calcext:value-type="string">
            <text:p>The mandatory fields are new password,confirm password.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Submit the form without entering text box’s data</text:p>
          </table:table-cell>
          <table:table-cell office:value-type="string" calcext:value-type="string">
            <text:p>Required field</text:p>
          </table:table-cell>
          <table:table-cell office:value-type="string" calcext:value-type="string">
            <text:p>Required field validation should fire </text:p>
          </table:table-cell>
          <table:table-cell office:value-type="string" calcext:value-type="string">
            <text:p>Required field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mit the form with one text box data</text:p>
          </table:table-cell>
          <table:table-cell office:value-type="string" calcext:value-type="string">
            <text:p>Required field</text:p>
          </table:table-cell>
          <table:table-cell table:number-columns-repeated="2" office:value-type="string" calcext:value-type="string">
            <text:p>Required field validation should fire 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Textbox’s color will become gre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Textbox’s color will become re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New Passwor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sist atleast 8 charac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New Confirm Password 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sist atleast 8 charac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rm New Password does not match with New Passwor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Does not match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 Password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Sweet Alert Box for updation successful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ASHBOARD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functionality </text:p>
            <text:p>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edit profile,</text:p>
            <text:p>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Middle section consists welcome “login user name”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SHBOARD PAGE FOR ADMIN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</text:p>
            <text:p>Client detail,Add Manufacturer,My Model,Avaliable </text:p>
            <text:p>Model,View Inventory,Inventory</text:p>
          </table:table-cell>
          <table:table-cell office:value-type="string" calcext:value-type="string">
            <text:p>Left section contains left sidebar which consists Client detail,</text:p>
            <text:p>Add Manufacturer,My Model,Avaliable Model,</text:p>
            <text:p>View Inventory,Inventor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</text:p>
            <text:p>Edit 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Middle section consists welcome “login user name”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ASHBOARD PAGE FOR CLIENT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My </text:p>
            <text:p>Model,Avaliable Model,View Inventory,My Inventory</text:p>
          </table:table-cell>
          <table:table-cell office:value-type="string" calcext:value-type="string">
            <text:p>Left section contains left sidebar which consists </text:p>
            <text:p>My Model,Avaliable Model,View Inventory,My Inventor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</text:p>
            <text:p>Edit 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Middle section consists welcome “login user name”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ANGE PASSWORD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table:style-name="ce3" office:value-type="string" calcext:value-type="string">
            <text:p>The page should contain input box for user details </text:p>
            <text:p>old password,new  password,confirm password </text:p>
            <text:p>and a submit button.</text:p>
          </table:table-cell>
          <table:table-cell table:style-name="ce6" office:value-type="string" calcext:value-type="string">
            <text:p>The page should contain input box for user </text:p>
            <text:p>details old password,new  password,</text:p>
            <text:p>Confirm password and a submit button.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table:style-name="ce2" office:value-type="string" calcext:value-type="string">
            <text:p>The mandatory fields are old password,new </text:p>
            <text:p>Password and confirm password</text:p>
          </table:table-cell>
          <table:table-cell table:style-name="ce7" office:value-type="string" calcext:value-type="string">
            <text:p>The mandatory fields are old password,new password </text:p>
            <text:p>And confirm passwor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NGE PASSWORD</text:p>
          </table:table-cell>
          <table:table-cell office:value-type="string" calcext:value-type="string">
            <text:p>Submit the form without entering text box’s data</text:p>
          </table:table-cell>
          <table:table-cell office:value-type="string" calcext:value-type="string">
            <text:p>Required field</text:p>
          </table:table-cell>
          <table:table-cell office:value-type="string" calcext:value-type="string">
            <text:p>Required field validation should fire </text:p>
          </table:table-cell>
          <table:table-cell office:value-type="string" calcext:value-type="string">
            <text:p>Required field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mit the form with one text box data</text:p>
          </table:table-cell>
          <table:table-cell office:value-type="string" calcext:value-type="string">
            <text:p>Required field</text:p>
          </table:table-cell>
          <table:table-cell table:number-columns-repeated="2" office:value-type="string" calcext:value-type="string">
            <text:p>Required field validation should fire 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Textbox’s color will become gre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Textbox’s color will become re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Old Passwor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sist atleast 8 charac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New Passwor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sist atleast 8 charac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Confirm New Password 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sist atleast 8 charac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firm New Password does not match with New Passwor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Does not match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 Password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Sweet Alert Box for updation successful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EDIT PROFILE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table:style-name="ce3" office:value-type="string" calcext:value-type="string">
            <text:p>The page should contain input box for user details </text:p>
            <text:p>Name, email, phone,address and a submit button.</text:p>
          </table:table-cell>
          <table:table-cell table:style-name="ce6" office:value-type="string" calcext:value-type="string">
            <text:p>The page should contain input box for user details </text:p>
            <text:p>Name, email, phone,address and a submit button.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he mandatory fields are name,email,phone</text:p>
          </table:table-cell>
          <table:table-cell table:style-name="ce7" office:value-type="string" calcext:value-type="string">
            <text:p>The mandatory fields are name,email,phon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DIT PROFILE</text:p>
          </table:table-cell>
          <table:table-cell office:value-type="string" calcext:value-type="string">
            <text:p>Submit the form without entering text box’s additional data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Profile Updated aler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mit the form with one text box data</text:p>
          </table:table-cell>
          <table:table-cell office:value-type="string" calcext:value-type="string">
            <text:p>Required field</text:p>
          </table:table-cell>
          <table:table-cell table:number-columns-repeated="2" office:value-type="string" calcext:value-type="string">
            <text:p>Required field validation should fire 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ic data in UserNam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Contains only let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Characters in UserNam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Contains only letter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ic data in Email Id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Valid email addres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in data in Email Id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Valid email addres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in data in Phone No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Invalid validation express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rter Phone No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tains 10 digit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er Phone No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Must contains 10 digits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Name Already Exists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Sweet Alert Box for Already Exis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ail Id Already Exists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Sweet Alert Box for Already Exis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ique Data</text:p>
          </table:table-cell>
          <table:table-cell office:value-type="string" calcext:value-type="string">
            <text:p>Valid data</text:p>
          </table:table-cell>
          <table:table-cell office:value-type="string" calcext:value-type="string">
            <text:p>Sweet Alert Box for Successful updation </text:p>
          </table:table-cell>
          <table:table-cell office:value-type="string" calcext:value-type="string">
            <text:p>Sweet Alert Box for Successful Upda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Textbox’s color will become gre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ate field</text:p>
          </table:table-cell>
          <table:table-cell office:value-type="string" calcext:value-type="string">
            <text:p>Invalid data</text:p>
          </table:table-cell>
          <table:table-cell table:number-columns-repeated="2" office:value-type="string" calcext:value-type="string">
            <text:p>Textbox’s color will become red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valid credential</text:p>
          </table:table-cell>
          <table:table-cell office:value-type="string" calcext:value-type="string">
            <text:p>Something went wrong</text:p>
          </table:table-cell>
          <table:table-cell table:number-columns-repeated="2" office:value-type="string" calcext:value-type="string">
            <text:p>Something went wrong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LIENT DETAIL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</text:p>
            <text:p>Functionality 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password,edit profile,logout link</text:p>
          </table:table-cell>
          <table:table-cell office:value-type="string" calcext:value-type="string">
            <text:p>Top side consists navbar which has change password,</text:p>
            <text:p>Edit 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ddle section consists table with user’s information </text:p>
            <text:p>such as username,user email,phone,address,</text:p>
            <text:p>Usertype,joining date,modified date,user status</text:p>
          </table:table-cell>
          <table:table-cell office:value-type="string" calcext:value-type="string">
            <text:p>Middle section consists table with user’s information such as username,user email,phone,address,usertype,joining date,modified date,user status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IENT DETAIL</text:p>
          </table:table-cell>
          <table:table-cell office:value-type="string" calcext:value-type="string">
            <text:p>Block and unblock user</text:p>
          </table:table-cell>
          <table:table-cell office:value-type="string" calcext:value-type="string">
            <text:p>block/unblock</text:p>
          </table:table-cell>
          <table:table-cell table:number-columns-repeated="2" office:value-type="string" calcext:value-type="string">
            <text:p>Sweet Alert Box for block and unblock user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elete the user</text:p>
          </table:table-cell>
          <table:table-cell office:value-type="string" calcext:value-type="string">
            <text:p>Soft delete</text:p>
          </table:table-cell>
          <table:table-cell office:value-type="string" calcext:value-type="string">
            <text:p>Sweet Alert Box for warning are you sure you want to </text:p>
            <text:p>delete the user if cancel then not to delete if yes </text:p>
            <text:p>Then Sweet Alert Box For deletion successfully</text:p>
          </table:table-cell>
          <table:table-cell office:value-type="string" calcext:value-type="string">
            <text:p>Sweet Alert Box for warning are you sure you want to </text:p>
            <text:p>delete the user if cancel then not to delete if yes then </text:p>
            <text:p>Sweet Alert Box For deletion successful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ax for advance search,sorting,dispal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DD MANUFACTURER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</text:p>
            <text:p>Functionality 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</text:p>
            <text:p> Password,edit profile,logout link</text:p>
          </table:table-cell>
          <table:table-cell office:value-type="string" calcext:value-type="string">
            <text:p>Top side consists navbar which has change password,</text:p>
            <text:p>Edit 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ddle section consists table with manufacturer’s </text:p>
            <text:p>information such as name,status,created date </text:p>
            <text:p>And add manufacturer button</text:p>
          </table:table-cell>
          <table:table-cell office:value-type="string" calcext:value-type="string">
            <text:p>Middle section consists table with manufacturer’s </text:p>
            <text:p>information such as name,status,created date  and </text:p>
            <text:p>Add manufacturer butt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 MANUFACTURER</text:p>
          </table:table-cell>
          <table:table-cell office:value-type="string" calcext:value-type="string">
            <text:p>Add manufacture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Sweet Alert Box for Manufacturer added successful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ready exist</text:p>
          </table:table-cell>
          <table:table-cell table:number-columns-repeated="2" office:value-type="string" calcext:value-type="string">
            <text:p>Sweet Alert Box for Manufacturer already exis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bmit without data entered</text:p>
          </table:table-cell>
          <table:table-cell table:number-columns-repeated="2" office:value-type="string" calcext:value-type="string">
            <text:p>Enter Manufacturer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ubmit with invalid data </text:p>
            <text:p>Entered</text:p>
          </table:table-cell>
          <table:table-cell office:value-type="string" calcext:value-type="string">
            <text:p>Special characters or numeric data is not acceptable </text:p>
            <text:p>Validation should fire</text:p>
          </table:table-cell>
          <table:table-cell office:value-type="string" calcext:value-type="string">
            <text:p>Special characters or numeric data is not acceptable </text:p>
            <text:p>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ok and feel</text:p>
          </table:table-cell>
          <table:table-cell table:number-columns-repeated="2" office:value-type="string" calcext:value-type="string">
            <text:p>Popup box contains textbox and butt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dit Manufacturer</text:p>
          </table:table-cell>
          <table:table-cell office:value-type="string" calcext:value-type="string">
            <text:p>Look and feel</text:p>
          </table:table-cell>
          <table:table-cell table:number-columns-repeated="2" office:value-type="string" calcext:value-type="string">
            <text:p>Popup box contains textbox and butt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Sweet Alert Box for Manufacturer updated successful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ready exist</text:p>
          </table:table-cell>
          <table:table-cell table:number-columns-repeated="2" office:value-type="string" calcext:value-type="string">
            <text:p>Sweet Alert Box for Manufacturer already exis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bmit without data entered</text:p>
          </table:table-cell>
          <table:table-cell table:number-columns-repeated="2" office:value-type="string" calcext:value-type="string">
            <text:p>Enter Manufacturer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ubmit with invalid data entered</text:p>
          </table:table-cell>
          <table:table-cell office:value-type="string" calcext:value-type="string">
            <text:p>Special characters or numeric data is not acceptable </text:p>
            <text:p>Validation should fire</text:p>
          </table:table-cell>
          <table:table-cell office:value-type="string" calcext:value-type="string">
            <text:p>Special characters or numeric data is not acceptable </text:p>
            <text:p>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lock and unblock Manufacturer</text:p>
          </table:table-cell>
          <table:table-cell office:value-type="string" calcext:value-type="string">
            <text:p>block/unblock</text:p>
          </table:table-cell>
          <table:table-cell office:value-type="string" calcext:value-type="string">
            <text:p>Sweet Alert Box for block and unblock Manufacturer</text:p>
          </table:table-cell>
          <table:table-cell office:value-type="string" calcext:value-type="string">
            <text:p>Sweet Alert Box for block and unblock manufacturer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Delete the Manufacturer</text:p>
          </table:table-cell>
          <table:table-cell office:value-type="string" calcext:value-type="string">
            <text:p>Soft delete</text:p>
          </table:table-cell>
          <table:table-cell office:value-type="string" calcext:value-type="string">
            <text:p>Sweet Alert Box for warning are you sure you want to </text:p>
            <text:p>delete the manuafacturer if cancel then not to delete </text:p>
            <text:p>If yes then Sweet Alert Box For deletion successfully</text:p>
          </table:table-cell>
          <table:table-cell office:value-type="string" calcext:value-type="string">
            <text:p>Sweet Alert Box for warning are you sure you want to delete the manufacturer if cancel then not to delete if yes then </text:p>
            <text:p>Sweet Alert Box For deletion successful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VAILABLE MODEL PAGE ADMIN SID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functionality </text:p>
            <text:p>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edit </text:p>
            <text:p>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iddle section consists table with model type,model </text:p>
            <text:p>Name,color,year,model image etc</text:p>
          </table:table-cell>
          <table:table-cell office:value-type="string" calcext:value-type="string">
            <text:p>Middle section consists table with model type,model name,color,year,model image and info button which </text:p>
            <text:p>Redirect to information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AILABLE MODEL ADMIN SIDE</text:p>
          </table:table-cell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INFO MODEL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</text:p>
            <text:p>Functionality 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</text:p>
            <text:p>Password,edit 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ddle section consists table with model type,model </text:p>
            <text:p>name,color,year,model image etc and </text:p>
            <text:p>Available model button</text:p>
          </table:table-cell>
          <table:table-cell office:value-type="string" calcext:value-type="string">
            <text:p>Middle section consists table with model type,model name,color,year,model image etc and available </text:p>
            <text:p>Model butt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VIEW INVENTORY PAGE ADMIN SID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</text:p>
            <text:p>Functionality 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edit profile,</text:p>
            <text:p>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ddle section consists table with sold user name,</text:p>
            <text:p>posted date,model name,model image,manufacturer </text:p>
            <text:p>Name,purchase date,purchase user name etc</text:p>
          </table:table-cell>
          <table:table-cell office:value-type="string" calcext:value-type="string">
            <text:p>Middle section consists table with sold user </text:p>
            <text:p>name,posted date,model name,model image,</text:p>
            <text:p>manufacturer name,purchase date,purchase user name etc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EW INVENTORY ADMIN SIDE</text:p>
          </table:table-cell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INVENTORY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functionality </text:p>
            <text:p>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edit </text:p>
            <text:p>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iddle section consists table with manufacturer </text:p>
            <text:p>Name,model name,sold model,total model details</text:p>
          </table:table-cell>
          <table:table-cell office:value-type="string" calcext:value-type="string">
            <text:p>Middle section consists table with manufacturer name,model</text:p>
            <text:p> Name,sold model,total model details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INFO MANUFACTURER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functionality </text:p>
            <text:p>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edit profile,</text:p>
            <text:p>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ddle section consists table with username who </text:p>
            <text:p>sold the car,model name.model image,model color,</text:p>
            <text:p>Model status,posted date</text:p>
          </table:table-cell>
          <table:table-cell office:value-type="string" calcext:value-type="string">
            <text:p>Middle section consists table with username who sold the </text:p>
            <text:p>Car,model name.model image,model color,model status,posted dat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FO MANUFACTURER </text:p>
          </table:table-cell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VAILABLE MODEL PAGE CLIENT SID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</text:p>
            <text:p>Functionality 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edit </text:p>
            <text:p>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iddle section consists table with model type,model </text:p>
            <text:p>Name,color,year,model image etc</text:p>
          </table:table-cell>
          <table:table-cell office:value-type="string" calcext:value-type="string">
            <text:p>Middle section consists table with model type,model name,color,year,model image and info button which </text:p>
            <text:p>Redirect to information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VAILABLE MODEL ADMIN SIDE</text:p>
          </table:table-cell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dd to Cart</text:p>
          </table:table-cell>
          <table:table-cell office:value-type="string" calcext:value-type="string">
            <text:p>For purchase Car</text:p>
          </table:table-cell>
          <table:table-cell table:number-columns-repeated="2" office:value-type="string" calcext:value-type="string">
            <text:p>Sweet Alert Box for successful Purchas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AVAILABLE MODEL PAGE CLIENT SID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</text:p>
            <text:p>Functionality 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edit </text:p>
            <text:p>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iddle section consists table with model type,model </text:p>
            <text:p>name,color,year,model year,registration no,status</text:p>
          </table:table-cell>
          <table:table-cell office:value-type="string" calcext:value-type="string">
            <text:p>Middle section consists table with model type,</text:p>
            <text:p>Model name,color,year,model year,registration no,status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ILABLE MODEL ADMIN SIDE</text:p>
          </table:table-cell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MY INVENTORY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functionality </text:p>
            <text:p>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edit </text:p>
            <text:p>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iddle section consists table with model type,</text:p>
            <text:p>model </text:p>
            <text:p>Name,color,year,registration no,model image,</text:p>
            <text:p>Purchase date and info button</text:p>
          </table:table-cell>
          <table:table-cell office:value-type="string" calcext:value-type="string">
            <text:p>Middle section consists table with model type,model name,color,year,</text:p>
            <text:p>Registration no,model image,purchase </text:p>
            <text:p>Date and info butt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Y INVENTORY</text:p>
          </table:table-cell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MY MODEL PAGE</text:p>
          </table:table-cell>
          <table:table-cell office:value-type="string" calcext:value-type="string">
            <text:p>ON LOAD </text:p>
          </table:table-cell>
          <table:table-cell office:value-type="string" calcext:value-type="string">
            <text:p>Look and feel</text:p>
          </table:table-cell>
          <table:table-cell office:value-type="string" calcext:value-type="string">
            <text:p>Left section contains left sidebar which consists the </text:p>
            <text:p>Functionality related to resouce accesiblity</text:p>
          </table:table-cell>
          <table:table-cell office:value-type="string" calcext:value-type="string">
            <text:p>Left side contains left sidebar which consists the </text:p>
            <text:p>Functionality related to resouce accesiblit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p section consists navbar which has change </text:p>
            <text:p>Password,edit profile,logout link</text:p>
          </table:table-cell>
          <table:table-cell office:value-type="string" calcext:value-type="string">
            <text:p>Top side consists navbar which has change password,edit </text:p>
            <text:p>Profile,logout link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iddle section consists table with model type,model </text:p>
            <text:p>name,color,year,registration no,requested date,</text:p>
            <text:p>Add model button</text:p>
          </table:table-cell>
          <table:table-cell office:value-type="string" calcext:value-type="string">
            <text:p>Middle section consists table with model type,model name,color,</text:p>
            <text:p>Year,registration no,requested date,add </text:p>
            <text:p>Model butt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Y MODEL</text:p>
          </table:table-cell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dd model</text:p>
          </table:table-cell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Sweet Alert Box for Model added successful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bmit without data entered</text:p>
          </table:table-cell>
          <table:table-cell table:number-columns-repeated="2" office:value-type="string" calcext:value-type="string">
            <text:p>Enter Model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ubmit with invalid data </text:p>
            <text:p>Entered</text:p>
          </table:table-cell>
          <table:table-cell table:number-columns-repeated="2" office:value-type="string" calcext:value-type="string">
            <text:p>Invalid expression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ok and feel</text:p>
          </table:table-cell>
          <table:table-cell table:number-columns-repeated="2" office:value-type="string" calcext:value-type="string">
            <text:p>Popup box contains textbox and butt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dit Model</text:p>
          </table:table-cell>
          <table:table-cell office:value-type="string" calcext:value-type="string">
            <text:p>Look and feel</text:p>
          </table:table-cell>
          <table:table-cell table:number-columns-repeated="2" office:value-type="string" calcext:value-type="string">
            <text:p>Popup box contains textbox and butt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d data</text:p>
          </table:table-cell>
          <table:table-cell table:number-columns-repeated="2" office:value-type="string" calcext:value-type="string">
            <text:p>Sweet Alert Box for Model updated successful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bmit without data entered</text:p>
          </table:table-cell>
          <table:table-cell office:value-type="string" calcext:value-type="string">
            <text:p>Enter Model validation should fire</text:p>
          </table:table-cell>
          <table:table-cell office:value-type="string" calcext:value-type="string">
            <text:p>Enter Manufacturer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ubmit with invalid data </text:p>
            <text:p>Entered</text:p>
          </table:table-cell>
          <table:table-cell table:number-columns-repeated="2" office:value-type="string" calcext:value-type="string">
            <text:p>Invalid expression validation should fir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lock and unblock Model</text:p>
          </table:table-cell>
          <table:table-cell office:value-type="string" calcext:value-type="string">
            <text:p>block/unblock</text:p>
          </table:table-cell>
          <table:table-cell office:value-type="string" calcext:value-type="string">
            <text:p>Sweet Alert Box for block and unblock Model</text:p>
          </table:table-cell>
          <table:table-cell office:value-type="string" calcext:value-type="string">
            <text:p>Sweet Alert Box for block and unblock model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Delete the model</text:p>
          </table:table-cell>
          <table:table-cell office:value-type="string" calcext:value-type="string">
            <text:p>Soft delete</text:p>
          </table:table-cell>
          <table:table-cell office:value-type="string" calcext:value-type="string">
            <text:p>Sweet Alert Box for warning are you sure you want to </text:p>
            <text:p>delete the model if cancel then not to delete if yes </text:p>
            <text:p>Then Sweet Alert Box For deletion successfully</text:p>
          </table:table-cell>
          <table:table-cell office:value-type="string" calcext:value-type="string">
            <text:p>Sweet Alert Box for warning are you sure you want to delete the </text:p>
            <text:p>model if cancel then not to delete if yes then Sweet Alert Box </text:p>
            <text:p>For deletion successful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jax for advance search,sorting,display pagination</text:p>
          </table:table-cell>
          <table:table-cell office:value-type="string" calcext:value-type="string">
            <text:p>Valid ajax</text:p>
          </table:table-cell>
          <table:table-cell table:number-columns-repeated="2" office:value-type="string" calcext:value-type="string">
            <text:p>Ajax must be work properly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11-3-2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9:38:36.0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3:10:25.692000000</meta:creation-date>
    <dc:date>2020-03-12T09:50:09.482000000</dc:date>
    <meta:editing-duration>PT1H26M17S</meta:editing-duration>
    <meta:editing-cycles>17</meta:editing-cycles>
    <meta:generator>LibreOffice/6.2.3.2$Windows_X86_64 LibreOffice_project/aecc05fe267cc68dde00352a451aa867b3b546ac</meta:generator>
    <meta:document-statistic meta:table-count="1" meta:cell-count="974" meta:object-count="0"/>
  </office:meta>
</office:document-meta>
</file>